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egoe UI" svg:font-family="'Segoe U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rial Unicode MS" svg:font-family="'Arial Unicode MS'" style:font-family-generic="system" style:font-pitch="variable"/>
    <style:font-face style:name="Segoe UI1" svg:font-family="'Segoe UI'" style:font-family-generic="system" style:font-pitch="variable"/>
  </office:font-face-decls>
  <office:automatic-styles>
    <style:style style:name="P1" style:family="paragraph" style:parent-style-name="Standard" style:master-page-name="Standard">
      <style:paragraph-properties style:page-number="auto"/>
    </style:style>
    <style:style style:name="T1" style:family="text">
      <style:text-properties style:font-name="Times New Roman" fo:font-size="12pt" style:font-size-asian="12pt"/>
    </style:style>
    <style:style style:name="T2" style:family="text">
      <style:text-properties style:font-name="Times New Roman" fo:font-size="12pt" fo:font-style="italic" style:font-size-asian="12pt" style:font-style-asian="italic"/>
    </style:style>
    <style:style style:name="T3" style:family="text">
      <style:text-properties style:font-name="Times New Roman" fo:font-size="12pt" fo:font-style="italic" style:font-size-asian="12pt" style:font-style-asian="italic" style:font-style-complex="italic"/>
    </style:style>
    <style:style style:name="T4" style:family="text">
      <style:text-properties style:font-name="Times New Roman" fo:font-size="12pt" fo:font-style="italic" fo:font-weight="bold" style:font-size-asian="12pt" style:font-style-asian="italic" style:font-weight-asian="bold"/>
    </style:style>
    <style:style style:name="T5" style:family="text">
      <style:text-properties style:font-name="Times New Roman" fo:font-size="12pt" fo:font-weight="bold" style:font-size-asian="12pt" style:font-weight-asian="bold"/>
    </style:style>
    <style:style style:name="T6" style:family="text">
      <style:text-properties style:text-position="super 58%"/>
    </style:style>
    <style:style style:name="T7" style:family="text">
      <style:text-properties style:text-position="super 58%" style:font-name="Times New Roman" fo:font-size="12pt" style:font-size-asian="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Standard"><text:span text:style-name="T1">A series of letters exchanged between Juán and his wife):</text:span></text:p>
      <text:p text:style-name="Standard"/>
      <text:p text:style-name="Standard"><text:span text:style-name="T1">Letter no. 1 (Juan to his wife):</text:span></text:p>
      <text:p text:style-name="Standard"><text:span text:style-name="T1">Septfonds Camp, 22 March 1939.</text:span></text:p>
      <text:p text:style-name="Standard"/>
      <text:p text:style-name="Standard"><text:span text:style-name="T1">My dear wife, </text:span></text:p>
      <text:p text:style-name="Standard"><text:span text:style-name="T1">It was thanks to my friend Alfonso that I found your trail. He has a friend who works at the assignments office and thanks to him, we learned that you were in this shelter in Marseille. I hope you are doing well. I miss Alejandra very much but under no circumstances would I want her to see me living under these conditions. I hope you are better housed than we are here in Septfonds. We are thousands of Spaniards, crammed into unhealthy huts, all helpless, with no way out of leaving here. In spite of everything, I am relatively well and my health is good. Fortunately, there is a spirit of mutual aid and solidarity, I have made some friends who, like me, are trying to keep their dignity and not lose hope.</text:span></text:p>
      <text:p text:style-name="Standard"><text:span text:style-name="T1">I'm so happy to know you two are still together! It'll help me hold out! Write to me as soon as you receive this little letter, </text:span></text:p>
      <text:p text:style-name="Standard"><text:span text:style-name="T3">Te quiero</text:span><text:span text:style-name="T1">, Juan (I love you, Juan).</text:span></text:p>
      <text:p text:style-name="Standard"/>
      <text:p text:style-name="Standard"><text:span text:style-name="T1">Letter no. 2 (Carmen to Juán):</text:span></text:p>
      <text:p text:style-name="Standard"><text:span text:style-name="T3">Refuge de Marseille</text:span><text:span text:style-name="T1">, 30 March 1939.</text:span></text:p>
      <text:p text:style-name="Standard"><text:span text:style-name="T3">Holá mi amor</text:span><text:span text:style-name="T1"> (hello my love), </text:span></text:p>
      <text:p text:style-name="Standard"><text:span text:style-name="T1">I'm so glad to know you're well! Don't worry, my Love, Alejandra and I are fine. After our separation at the border, we were on the train for two days, it was endless! We arrived in Marseille in a camp that is probably identical to yours, but here, the living conditions are not the same. We are a group of women and children separated from fathers; and unlike you, the living conditions are good, in a large place where French women take care of us, and especially the young children. The French are not that bad! However, I miss Spain, I miss the warmth of the country, as well as its typical food. Here, it is bland and poorly cooked. <text:s/></text:span></text:p>
      <text:p text:style-name="Standard"><text:span text:style-name="T1">María has become a friend and a pillar for me during this difficult ordeal. <text:s/>When I have to go and see an official for administrative papers, she takes care of Alejandra, even though she already has two children under her wing. She’s like a sister to me, it’s as if I’ve known her for ages. I'm so happy to chat with you! Thank Alfonso for helping you find my address. Since the conditions are not good, do you need me to send you blankets or clothes to face the cold? </text:span></text:p>
      <text:p text:style-name="Standard"/>
      <text:p text:style-name="Standard"><text:span text:style-name="T1">Your loving wife, Carmen. </text:span></text:p>
      <text:p text:style-name="Standard"/>
      <text:p text:style-name="Standard"><text:soft-page-break/><text:span text:style-name="T1">Letter no. 3 (Juan to his wife):</text:span></text:p>
      <text:p text:style-name="Standard"><text:span text:style-name="T1">Septfonds Camp, 5 November1939.</text:span></text:p>
      <text:p text:style-name="Standard"><text:span text:style-name="T1">My beloved,</text:span></text:p>
      <text:p text:style-name="Standard"><text:span text:style-name="T1">Your letter filled me with joy! I feel like you're next to me when I read it... I'm glad you've been able to find a normal routine with our little girl, I would so much love to be with you... I notice that your kindness and generosity haven't been overcome by homesickness. Please do send me warm clothes and other things so that I can survive this ordeal. However, I am not sure I will receive everything. </text:span></text:p>
      <text:p text:style-name="Standard"><text:span text:style-name="T1">Little by little, I am managing to find my feet in this hostile environment. In addition, I decided to register with the foreign workers group in order to earn some money, take tests and finally get out of this rat hole. I quickly got a job farming, until yesterday, when the CTE (the foreign workers group) assigned me to work at the powder mill, where they make munitions in Toulouse. <text:s/>According to my comrades and Alfonso</text:span><text:bookmark text:name="_GoBack"/><text:span text:style-name="T1">, who writes to me, life is better there, especially the accommodation, which is more comfortable. I am looking forward to it, because I will be able to find my friend and get out of this miserable camp. </text:span></text:p>
      <text:p text:style-name="Standard"><text:span text:style-name="T1">Since I arrived, the flow of people into and out of the camp has continued non-stop. Two months ago, a group of young boys between the ages of 14 and 18 arrived. Among them, I noticed a young man of about fifteen years old who was a little bewildered. He looked like a starving animal... This shocked me because he could have been our son! So I took him under my wing before my departure and symbolically gave him my famous spoon so that he could keep his human dignity. Nevertheless, this ‘gift’ triggered something in him and when he went to work in the village, he set himself the goal of bringing back as many as possible in order to provide one for each of the internees. So this created a kind of smuggling operation that made the guards dizzy, what a mess! Even though my departure for Toulouse is imminent, I hope this young man will get by and take care of his less resourceful comrades. </text:span></text:p>
      <text:p text:style-name="Standard"/>
      <text:p text:style-name="Standard"><text:span text:style-name="T1">I love you, Carmen, Juá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egoe UI" svg:font-family="'Segoe U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rial Unicode MS" svg:font-family="'Arial Unicode MS'" style:font-family-generic="system" style:font-pitch="variable"/>
    <style:font-face style:name="Segoe UI1" svg:font-family="'Segoe U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07%" style:text-autospace="ideograph-alpha" style:line-break="strict" style:writing-mode="lr-tb" style:font-independent-line-spacing="false">
        <style:tab-stops/>
      </style:paragraph-properties>
      <style:text-properties style:use-window-font-color="true" fo:font-size="11pt" fo:language="en" fo:country="GB" style:font-size-asian="11pt" style:language-asian="fr" style:country-asian="FR" style:font-size-complex="11pt" style:language-complex="ar" style:country-complex="SA"/>
    </style:default-style>
    <style:default-style style:family="paragraph">
      <style:paragraph-properties fo:margin-top="0cm" fo:margin-bottom="0.282cm" fo:line-height="107%" fo:hyphenation-ladder-count="no-limit" style:text-autospace="ideograph-alpha" style:punctuation-wrap="hanging" style:line-break="strict" style:tab-stop-distance="1.249cm" style:writing-mode="page"/>
      <style:text-properties style:use-window-font-color="true" style:font-name="Times New Roman" fo:font-size="11pt" fo:language="en" fo:country="GB" style:font-name-asian="Arial Unicode MS" style:font-size-asian="11pt" style:language-asian="fr" style:country-asian="FR"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annotation_20_text" style:display-name="annotation text" style:family="paragraph" style:parent-style-name="Standard" style:default-outline-level="" style:list-style-name="">
      <style:paragraph-properties fo:line-height="100%"/>
      <style:text-properties fo:font-size="10pt" style:font-size-asian="10pt" style:font-size-complex="10pt"/>
    </style:style>
    <style:style style:name="Balloon_20_Text" style:display-name="Balloon Text" style:family="paragraph" style:parent-style-name="Standard" style:default-outline-level="" style:list-style-name="">
      <style:paragraph-properties fo:margin-top="0cm" fo:margin-bottom="0cm" fo:line-height="100%"/>
      <style:text-properties style:font-name="Segoe UI" fo:font-size="9pt" style:font-size-asian="9pt" style:font-name-complex="Segoe UI1" style:font-size-complex="9pt"/>
    </style:style>
    <style:style style:name="Default_20_Paragraph_20_Font" style:display-name="Default Paragraph Font" style:family="text"/>
    <style:style style:name="annotation_20_reference" style:display-name="annotation reference" style:family="text">
      <style:text-properties fo:font-size="8pt" style:font-size-asian="8pt" style:font-size-complex="8pt"/>
    </style:style>
    <style:style style:name="Texte_20_de_20_bulles_20_Car" style:display-name="Texte de bulles Car" style:family="text" style:parent-style-name="Default_20_Paragraph_20_Font">
      <style:text-properties style:font-name="Segoe UI" fo:font-size="9pt" style:font-size-asian="9pt" style:font-name-complex="Segoe UI1" style:font-size-complex="9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24702"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nicolas humblot</meta:initial-creator>
    <dc:creator>Marie AUBRY</dc:creator>
    <meta:editing-cycles>2</meta:editing-cycles>
    <meta:creation-date>2019-10-04T10:22:00</meta:creation-date>
    <dc:date>2019-12-11T10:56:10</dc:date>
    <meta:editing-duration>PT1S</meta:editing-duration>
    <meta:generator>OpenOffice/4.1.3$Unix OpenOffice.org_project/413m1$Build-9783</meta:generator>
    <meta:document-statistic meta:table-count="0" meta:image-count="0" meta:object-count="0" meta:page-count="2" meta:paragraph-count="20" meta:word-count="799" meta:character-count="4267"/>
    <meta:user-defined meta:name="AppVersion">16.0000</meta:user-defined>
    <meta:user-defined meta:name="Company">INUC</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